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Store.setSettings(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Store.setUseCacheDirectory( boolean useCach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Store.setUseWorkDirectory( boolean useWork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Store.ini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